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16in" style:rel-column-width="16234*"/>
    </style:style>
    <style:style style:name="Table4.B" style:family="table-column">
      <style:table-column-properties style:column-width="3.8458in" style:rel-column-width="36384*"/>
    </style:style>
    <style:style style:name="Table4.C" style:family="table-column">
      <style:table-column-properties style:column-width="1.3653in" style:rel-column-width="12917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12" style:family="table">
      <style:table-properties style:width="6.4021in" table:align="margins"/>
    </style:style>
    <style:style style:name="Table12.A" style:family="table-column">
      <style:table-column-properties style:column-width="0.6944in" style:rel-column-width="7108*"/>
    </style:style>
    <style:style style:name="Table12.B" style:family="table-column">
      <style:table-column-properties style:column-width="1.0764in" style:rel-column-width="11018*"/>
    </style:style>
    <style:style style:name="Table12.C" style:family="table-column">
      <style:table-column-properties style:column-width="4.6313in" style:rel-column-width="47409*"/>
    </style:style>
    <style:style style:name="Table12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2424in" style:rel-column-width="21214*"/>
    </style:style>
    <style:style style:name="Table5.B" style:family="table-column">
      <style:table-column-properties style:column-width="0.1472in" style:rel-column-width="1392*"/>
    </style:style>
    <style:style style:name="Table5.C" style:family="table-column">
      <style:table-column-properties style:column-width="4.5375in" style:rel-column-width="4292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118in" fo:margin-left="0.009in" fo:margin-right="0.0042in" table:align="margins"/>
    </style:style>
    <style:style style:name="Table6.A" style:family="table-column">
      <style:table-column-properties style:column-width="6.911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1" style:family="table-row">
      <style:table-row-properties style:min-row-height="1.0764in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3.375in" fo:margin-left="1.7021in" fo:margin-right="1.8479in" table:align="margins"/>
    </style:style>
    <style:style style:name="Table3.A" style:family="table-column">
      <style:table-column-properties style:column-width="3.375in" style:rel-column-width="65535*"/>
    </style:style>
    <style:style style:name="Table3.1" style:family="table-row">
      <style:table-row-properties style:min-row-height="0.9604in"/>
    </style:style>
    <style:style style:name="Table3.A1" style:family="table-cell">
      <style:table-cell-properties style:vertical-align="" fo:padding="0.0382in" fo:border="none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{kejaksaan}</text:p>
          </table:table-cell>
          <table:table-cell table:style-name="Table10.B1" office:value-type="string">
            <text:p text:style-name="P8">BA-13</text:p>
          </table:table-cell>
        </table:table-row>
      </table:table>
      <text:p text:style-name="P14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5">BERITA ACARA</text:p>
            <text:p text:style-name="P15">PELAKSANAAN PERINTAH <text:s/>MENGELUARKAN</text:p>
            <text:p text:style-name="P15">DARI TAHANAN</text:p>
          </table:table-cell>
          <table:table-cell table:style-name="Table4.A1" office:value-type="string">
            <text:p text:style-name="P5"/>
          </table:table-cell>
        </table:table-row>
      </table:table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 text:c="11"/><text:span text:style-name="T2">Pada hari ini {hari} <text:s/>tanggal {tgl_pembuatan} saya 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[!-- BEGIN jaksaPeneliti --]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2">{urutan}.</text:p>
                </table:table-cell>
                <table:table-cell table:style-name="Table12.A1" office:value-type="string">
                  <text:p text:style-name="P2">Nama :</text:p>
                </table:table-cell>
                <table:table-cell table:style-name="Table12.A1" office:value-type="string">
                  <text:p text:style-name="P2">{nama_jaksa}</text:p>
                </table:table-cell>
              </table:table-row>
              <table:table-row>
                <table:table-cell table:style-name="Table12.A1" office:value-type="string">
                  <text:p text:style-name="P2"/>
                </table:table-cell>
                <table:table-cell table:style-name="Table12.A1" office:value-type="string">
                  <text:p text:style-name="P2">Pangkat :</text:p>
                </table:table-cell>
                <table:table-cell table:style-name="Table12.A1" office:value-type="string">
                  <text:p text:style-name="P2">{pangkat_jaksa}</text:p>
                </table:table-cell>
              </table:table-row>
              <table:table-row>
                <table:table-cell table:style-name="Table12.A1" office:value-type="string">
                  <text:p text:style-name="P2"/>
                </table:table-cell>
                <table:table-cell table:style-name="Table12.A1" office:value-type="string">
                  <text:p text:style-name="P2">Nip:</text:p>
                </table:table-cell>
                <table:table-cell table:style-name="Table12.A1" office:value-type="string">
                  <text:p text:style-name="P2">{nip_jaksa}</text:p>
                </table:table-cell>
              </table:table-row>
            </table:table>
            <text:p text:style-name="P16">[!-- END jaksaPeneliti --]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Jaksa Penuntut Umum dalam perkaraan terdakwa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Nama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nama_lengkap}</text:p>
          </table:table-cell>
        </table:table-row>
        <table:table-row>
          <table:table-cell table:style-name="Table5.A1" office:value-type="string">
            <text:p text:style-name="P11">Tempat Lahir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tmpt_lahir}</text:p>
          </table:table-cell>
        </table:table-row>
        <table:table-row>
          <table:table-cell table:style-name="Table5.A1" office:value-type="string">
            <text:p text:style-name="P11">Umur/Tanggal Lahir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tgl_lahir}</text:p>
          </table:table-cell>
        </table:table-row>
        <table:table-row>
          <table:table-cell table:style-name="Table5.A1" office:value-type="string">
            <text:p text:style-name="P11">Jenis Kelamin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jenis_kelamin}</text:p>
          </table:table-cell>
        </table:table-row>
        <table:table-row>
          <table:table-cell table:style-name="Table5.A1" office:value-type="string">
            <text:p text:style-name="P11">Kebangsaan / Kewarganegaraan 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warganegara}</text:p>
          </table:table-cell>
        </table:table-row>
        <table:table-row>
          <table:table-cell table:style-name="Table5.A1" office:value-type="string">
            <text:p text:style-name="P11">Tempat Tinggal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tmpt_tinggal}</text:p>
          </table:table-cell>
        </table:table-row>
        <table:table-row>
          <table:table-cell table:style-name="Table5.A1" office:value-type="string">
            <text:p text:style-name="P11">Agama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agama}</text:p>
          </table:table-cell>
        </table:table-row>
        <table:table-row>
          <table:table-cell table:style-name="Table5.A1" office:value-type="string">
            <text:p text:style-name="P11">Pekerjaan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pekerjaan}</text:p>
          </table:table-cell>
        </table:table-row>
        <table:table-row>
          <table:table-cell table:style-name="Table5.A1" office:value-type="string">
            <text:p text:style-name="P11">Pendidikan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pendidikan}</text:p>
          </table:table-cell>
        </table:table-row>
        <table:table-row>
          <table:table-cell table:style-name="Table5.A1" office:value-type="string">
            <text:p text:style-name="P11">Ditahan Sejak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tgl_penahanan}</text:p>
          </table:table-cell>
        </table:table-row>
        <table:table-row>
          <table:table-cell table:style-name="Table5.A1" office:value-type="string">
            <text:p text:style-name="P11">Register Tahanan Nomor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no_reg_tahanan}</text:p>
          </table:table-cell>
        </table:table-row>
        <table:table-row>
          <table:table-cell table:style-name="Table5.A1" office:value-type="string">
            <text:p text:style-name="P11">Register Perkara Nomor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1">{no_reg_perkara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T2">berdasarkan Surat Perintah </text:span><text:span text:style-name="T3">{Kejaksaan} </text:span><text:span text:style-name="T2">Nomor {nomor} tanggal {tanggal_permohonan} telah melaksanakan pengeluaran terdakwa pasal {pasal} dari tahanan {dari_tahanan} terhitung mulai tanggal {tgl_penahanan} <text:s text:c="4"/></text:span></text:p>
          </table:table-cell>
        </table:table-row>
      </table:table>
      <text:p text:style-name="Standard"><text:s text:c="30"/><text:tab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-------- Pengeluaran dari tahanan dilakukan karena syarat-syarat yang ditentukan oleh Undang-undang beserta jaminan, tingkat penyelesaian perkara, keadaan terdakwa dan situasi masyarakat setempat telah terpenuhi. ------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-------- Demikianlah Berita Acara ini dibuat dengan sebenarnya atas kekuatan sumpah jabatan dan untuk memperkuatnya terdakwa membubuhkan tanda tangannya. --------------------------------------------------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-------- Berita Acara ini ditutup dan ditanda tangani pada hari dan tanggal tersebut diatas. ---------------------------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Terdakwa</text:p>
            <text:p text:style-name="P7"/>
            <text:p text:style-name="P7"/>
            <text:p text:style-name="P6">( <text:s text:c="4"/>{nama_lengkap} <text:s text:c="3"/>)</text:p>
            <text:p text:style-name="P6"><text:s/></text:p>
          </table:table-cell>
          <table:table-cell table:style-name="Table8.A1" office:value-type="string">
            <text:p text:style-name="P3">Jaksa Penuntut Umum</text:p>
            <text:p text:style-name="P3"/>
            <text:p text:style-name="P3"/>
            <text:p text:style-name="P4"><text:span text:style-name="T4">( <text:s text:c="2"/></text:span>{nama_penandatangan}<text:span text:style-name="T4"> <text:s text:c="3"/>)</text:span></text:p>
            <text:p text:style-name="P3"><text:s/>{pangkat}NIP. {nip_penandatangan}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 text:c="23"/><text:span text:style-name="T1"><text:s text:c="3"/>Kepala Rutan</text:span></text:p>
            <text:p text:style-name="P9"><text:s text:c="55"/></text:p>
            <text:p text:style-name="P9"/>
            <text:p text:style-name="P10">( <text:s text:c="4"/>{kepala_rutan} <text:s text:c="3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6-06-21T10:55:39.67</dc:date>
    <meta:editing-duration>P1DT1M7S</meta:editing-duration>
    <meta:editing-cycles>99</meta:editing-cycles>
    <meta:generator>OpenOffice/4.1.1$Win32 OpenOffice.org_project/411m6$Build-9775</meta:generator>
    <dc:creator>hadi wibowo</dc:creator>
    <meta:document-statistic meta:table-count="12" meta:image-count="0" meta:object-count="0" meta:page-count="1" meta:paragraph-count="67" meta:word-count="189" meta:character-count="1672"/>
  </office:meta>
</office:document-meta>
</file>